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800e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ea13" officeooo:paragraph-rsid="0049ea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ea13" officeooo:paragraph-rsid="0049ea13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00eb" officeooo:paragraph-rsid="0026edb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00eb" officeooo:paragraph-rsid="004800eb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00eb" officeooo:paragraph-rsid="004800eb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aec9" officeooo:paragraph-rsid="004caec9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26384" officeooo:paragraph-rsid="00526384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276f2" officeooo:paragraph-rsid="005276f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3cba5" officeooo:paragraph-rsid="0053cba5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4800eb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4800eb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4800eb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4e268c" officeooo:paragraph-rsid="004e268c"/>
    </style:style>
    <style:style style:name="P20" style:family="paragraph" style:parent-style-name="Standard" style:list-style-name="L7">
      <style:paragraph-properties fo:text-align="start" style:justify-single-word="false"/>
      <style:text-properties officeooo:rsid="0053cba5" officeooo:paragraph-rsid="0053cba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00e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22bc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3cba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800e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9ea1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ac724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e268c" style:font-weight-asian="bold" style:font-weight-complex="bold"/>
    </style:style>
    <style:style style:name="T17" style:family="text">
      <style:text-properties officeooo:rsid="004800eb"/>
    </style:style>
    <style:style style:name="T18" style:family="text">
      <style:text-properties officeooo:rsid="004e268c"/>
    </style:style>
    <style:style style:name="T19" style:family="text">
      <style:text-properties officeooo:rsid="00519573"/>
    </style:style>
    <style:style style:name="T20" style:family="text">
      <style:text-properties officeooo:rsid="00522b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5</text:span><text:span text:style-name="T11">0</text:span><text:span text:style-name="T10">1</text:span><text:span text:style-name="T8"> - </text:span><text:span text:style-name="T6">A/G</text:span><text:span text:style-name="T7"> - </text:span><text:span text:style-name="T13">Guns, </text:span><text:span text:style-name="T9">Bombs, Rockets</text:span></text:p>
      <text:p text:style-name="P14"/>
      <text:p text:style-name="P15">Fence In</text:p>
      <text:list xml:id="list442026704" text:style-name="L7">
        <text:list-item>
          <text:p text:style-name="P18"><text:span text:style-name="T12">Gunsight power switch</text:span><text:span text:style-name="T2"> ... </text:span><text:span text:style-name="T12">ON</text:span><text:span text:style-name="T2"> (right </text:span><text:span text:style-name="T4">wall switches top row</text:span><text:span text:style-name="T2">)</text:span></text:p>
        </text:list-item>
        <text:list-item>
          <text:p text:style-name="P20"><text:span text:style-name="T12">G</text:span><text:span text:style-name="T5">un Firing Master switch</text:span><text:span text:style-name="T1"> ... </text:span><text:span text:style-name="T5">ON</text:span><text:span text:style-name="T1"> (</text:span><text:span text:style-name="T5">B5</text:span><text:span text:style-name="T1"> to open cover, </text:span><text:span text:style-name="T5">B2</text:span><text:span text:style-name="T1"> to turn on switch) (instrument panel center bottom, guarded switch)</text:span></text:p>
        </text:list-item>
      </text:list>
      <text:p text:style-name="P4"/>
      <text:p text:style-name="P5">Guns -- 4x .30 cal MG, 2x 20 mm cannon</text:p>
      <text:list xml:id="list1911602655" text:style-name="L1">
        <text:list-item>
          <text:p text:style-name="P7">Press <text:span text:style-name="T15">Trigger S1</text:span> for MGs, <text:span text:style-name="T15">Trigger S2</text:span> for <text:span text:style-name="T19">MG</text:span><text:span text:style-name="T20">s</text:span><text:span text:style-name="T19">+</text:span>cannons, or <text:span text:style-name="T15">Flip-down Trigger</text:span> for cannons<text:span text:style-name="T19"> only</text:span>.</text:p>
        </text:list-item>
      </text:list>
      <text:p text:style-name="P4"/>
      <text:p text:style-name="P2"><text:span text:style-name="T17">B</text:span>omb<text:span text:style-name="T17">s</text:span></text:p>
      <text:list xml:id="list428388546" text:style-name="L2">
        <text:list-item>
          <text:p text:style-name="P8">On <text:span text:style-name="T15">bomb control panel</text:span> (lower center instrument panel, behind <text:span text:style-name="T15">clear cover</text:span>), set up bomb switches:</text:p>
        </text:list-item>
      </text:list>
      <text:list xml:id="list3192154905" text:style-name="L3">
        <text:list-item>
          <text:list>
            <text:list-item>
              <text:p text:style-name="P11"><text:span text:style-name="T15">BUTTON CHANGE OVER</text:span> switch ... <text:span text:style-name="T15">ON</text:span> (down) (barred double switch at the <text:span text:style-name="T18">very </text:span>top)</text:p>
            </text:list-item>
            <text:list-item>
              <text:p text:style-name="P10"><text:span text:style-name="T15">Top switch</text:span><text:span text:style-name="T16"> pair</text:span> arm<text:span text:style-name="T18">s</text:span> stations <text:span text:style-name="T15">1 and 2</text:span> (<text:span text:style-name="T15">wing bombs</text:span>).</text:p>
            </text:list-item>
            <text:list-item>
              <text:p text:style-name="P10"><text:span text:style-name="T15">Middle switch</text:span><text:span text:style-name="T16"> pair</text:span> arm<text:span text:style-name="T18">s</text:span> stations <text:span text:style-name="T15">3 and 4</text:span> (<text:span text:style-name="T15">fuselage/bomb bay bombs</text:span>).</text:p>
            </text:list-item>
            <text:list-item>
              <text:p text:style-name="P10"><text:span text:style-name="T15">Bottom switch</text:span><text:span text:style-name="T16"> pair</text:span> set<text:span text:style-name="T18">s</text:span> <text:span text:style-name="T15">nose</text:span> and <text:span text:style-name="T15">tail fuses</text:span>.</text:p>
            </text:list-item>
          </text:list>
        </text:list-item>
      </text:list>
      <text:list xml:id="list215615708505747" text:continue-list="list428388546" text:style-name="L2">
        <text:list-item>
          <text:p text:style-name="P9">When nearing target, <text:span text:style-name="T15">open bomb bay doors</text:span> (<text:span text:style-name="T15">Gray Reset Hat back</text:span>).</text:p>
        </text:list-item>
      </text:list>
      <text:list xml:id="list2309289413" text:style-name="L4">
        <text:list-item>
          <text:list>
            <text:list-item>
              <text:p text:style-name="P16"><text:span text:style-name="T2">Doors take about </text:span><text:span text:style-name="T14">7</text:span><text:span text:style-name="T12"> seconds to open</text:span><text:span text:style-name="T2">.</text:span></text:p>
            </text:list-item>
          </text:list>
        </text:list-item>
      </text:list>
      <text:list xml:id="list215616134082507" text:continue-list="list215615708505747" text:style-name="L2">
        <text:list-item>
          <text:p text:style-name="P17"><text:span text:style-name="T2">Press </text:span><text:span text:style-name="T12">Red Button</text:span><text:span text:style-name="T2"> to pickle selected bombs</text:span><text:span text:style-name="T3"> (armed stations)</text:span><text:span text:style-name="T2">.</text:span></text:p>
        </text:list-item>
        <text:list-item>
          <text:p text:style-name="P19"><text:span text:style-name="T2">C</text:span><text:span text:style-name="T1">lose bomb bay doors (</text:span><text:span text:style-name="T5">Gray Reset Hat forward</text:span><text:span text:style-name="T1">).</text:span></text:p>
        </text:list-item>
      </text:list>
      <text:p text:style-name="P1"/>
      <text:p text:style-name="P3">Rockets</text:p>
      <text:list xml:id="list1023515153" text:style-name="L5">
        <text:list-item>
          <text:p text:style-name="P12"><text:span text:style-name="T15">Rockets Master Switch</text:span> ... <text:span text:style-name="T15">On</text:span> (left wall just behind throttle quadrant)</text:p>
        </text:list-item>
        <text:list-item>
          <text:p text:style-name="P12">Fire with <text:span text:style-name="T15">Lower Gray Button</text:span> (real trigger is on right throttle lever).</text:p>
        </text:list-item>
      </text:list>
      <text:list xml:id="list2740838585" text:style-name="L6">
        <text:list-item>
          <text:p text:style-name="P13">Rockets fire in <text:span text:style-name="T15">pairs</text:span>, one pair per button press.</text:p>
        </text:list-item>
        <text:list-item>
          <text:p text:style-name="P13">If <text:span text:style-name="T15">Rocket Salvo Mode switch</text:span> is <text:span text:style-name="T15">On</text:span> (down) (dashboard left eyebrow panel), rockets will all fire <text:span text:style-name="T15">simultaneously</text:span> with one button pre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0T21:56:15.158000000</dc:date>
    <meta:editing-duration>PT11H56M12S</meta:editing-duration>
    <meta:editing-cycles>5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1" meta:word-count="229" meta:character-count="1246" meta:non-whitespace-character-count="1054"/>
  </office:meta>
</office:document-meta>
</file>